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tyle="normal" style:font-style-asian="normal" style:font-style-complex="normal"/>
    </style:style>
    <style:style style:name="P14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style:font-name="Times New Roman" style:font-size-asian="10pt" style:font-size-complex="10pt"/>
    </style:style>
    <style:style style:name="P16" style:family="paragraph" style:parent-style-name="Table_20_Contents">
      <style:text-properties style:font-name="Times New Roman" style:font-size-asian="10pt" style:font-size-complex="10pt"/>
    </style:style>
    <style:style style:name="P17" style:family="paragraph" style:parent-style-name="Standard">
      <style:text-properties style:font-name="Times New Roman" fo:font-size="10pt" style:font-size-asian="10pt" style:font-size-complex="10pt"/>
    </style:style>
    <style:style style:name="P18" style:family="paragraph" style:parent-style-name="Table_20_Contents">
      <style:text-properties style:font-name="Times New Roman" officeooo:rsid="000f8c36" officeooo:paragraph-rsid="000f8c36" style:font-size-asian="10pt" style:font-size-complex="10pt"/>
    </style:style>
    <style:style style:name="P19" style:family="paragraph" style:parent-style-name="Table_20_Contents">
      <style:text-properties style:font-name="Times New Roman" officeooo:paragraph-rsid="000f8c36" style:font-size-asian="10pt" style:font-size-complex="10pt"/>
    </style:style>
    <style:style style:name="P20" style:family="paragraph" style:parent-style-name="Table_20_Contents">
      <style:text-properties officeooo:paragraph-rsid="000f8c36"/>
    </style:style>
    <style:style style:name="P21" style:family="paragraph" style:parent-style-name="Table_20_Contents">
      <style:text-properties officeooo:rsid="000f8c36" officeooo:paragraph-rsid="000f8c36"/>
    </style:style>
    <style:style style:name="P22" style:family="paragraph" style:parent-style-name="Table_20_Contents">
      <style:text-properties officeooo:rsid="000fd71a" officeooo:paragraph-rsid="000fd71a"/>
    </style:style>
    <style:style style:name="P23" style:family="paragraph" style:parent-style-name="Preformatted_20_Text">
      <style:paragraph-properties fo:margin-top="0cm" fo:margin-bottom="0.499cm" loext:contextual-spacing="false" fo:orphans="2" fo:widows="2" fo:padding="0.049cm" fo:border="0.06pt dashed #2f6fab"/>
      <style:text-properties fo:font-variant="normal" fo:text-transform="none" fo:color="#000000" fo:letter-spacing="normal" fo:font-style="normal" fo:font-weight="normal"/>
    </style:style>
    <style:style style:name="P24" style:family="paragraph" style:parent-style-name="Preformatted_20_Text">
      <style:paragraph-properties fo:orphans="2" fo:widows="2" fo:padding="0.049cm" fo:border="0.06pt dashed #2f6fab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style:font-size-asian="10pt" style:font-size-complex="10pt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style:font-name="Times New Roman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fo:color="#000000" style:font-name="Times New Roman" fo:letter-spacing="normal" fo:font-style="normal" fo:font-weight="normal" officeooo:rsid="000fd71a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ORDER</text:p>
      <text:p text:style-name="P3"/>
      <text:p text:style-name="P14">This is an ODT template document used to generate personalized documents for your customers or suppliers.</text:p>
      <text:p text:style-name="P14"/>
      <text:p text:style-name="P13"><text:span text:style-name="T1">My information:</text:span></text:p>
      <text:p text:style-name="P4">This is a list of tags that will be replaced with your informations:</text:p>
      <text:p text:style-name="P5">mycompany_logo = {mycompany_logo}</text:p>
      <text:p text:style-name="P5">mycompany_name = {mycompany_name}</text:p>
      <text:p text:style-name="P5">mycompany_address = {mycompany_address}</text:p>
      <text:p text:style-name="P5">mycompany_zip = {mycompany_zip}</text:p>
      <text:p text:style-name="P5">mycompany_town = {mycompany_town}</text:p>
      <text:p text:style-name="P5">mycompany_country = {mycompany_country}</text:p>
      <text:p text:style-name="P17">mycompany_country_code = {mycompany_country_code}</text:p>
      <text:p text:style-name="P17">mycompany_state = {mycompany_state}</text:p>
      <text:p text:style-name="P17">mycompany_state_code = {mycompany_state_code}</text:p>
      <text:p text:style-name="P5">mycompany_phone = {mycompany_phone}</text:p>
      <text:p text:style-name="P5">mycompany_fax = {mycompany_fax}</text:p>
      <text:p text:style-name="P5">mycompany_email = {mycompany_email}</text:p>
      <text:p text:style-name="P5">mycompany_web = {mycompany_web}</text:p>
      <text:p text:style-name="P5">mycompany_barcode = {mycompany_barcode}</text:p>
      <text:p text:style-name="P5">mycompany_capital= {mycompany_capital}</text:p>
      <text:p text:style-name="P5">mycompany_juridicalstatus= {mycompany_juridicalstatus}</text:p>
      <text:p text:style-name="P5">mycompany_idprof1 = {mycompany_idprof1}</text:p>
      <text:p text:style-name="P5">mycompany_idprof2 = {mycompany_idprof2}</text:p>
      <text:p text:style-name="P5">mycompany_idprof3 = {mycompany_idprof3}</text:p>
      <text:p text:style-name="P5">mycompany_idprof4 = {mycompany_idprof4}</text:p>
      <text:p text:style-name="P17">mycompany_idprof5 = {mycompany_idprof5}</text:p>
      <text:p text:style-name="P17">mycompany_idprof6 = {mycompany_idprof6}</text:p>
      <text:p text:style-name="P5">mycompany_vatnumber = {mycompany_vatnumber}</text:p>
      <text:p text:style-name="P5">mycompany_note = {mycompany_note}</text:p>
      <text:p text:style-name="P5">...</text:p>
      <text:p text:style-name="P6"/>
      <text:p text:style-name="P7">Customers, prospects or suppliers information:</text:p>
      <text:p text:style-name="P4">This is a list of other tags that will be replaced with correct values (tags between {}) :</text:p>
      <text:p text:style-name="P5">company_name = {company_name}</text:p>
      <text:p text:style-name="P5">company_address = {company_address}</text:p>
      <text:p text:style-name="P5">company_zip = {company_zip}</text:p>
      <text:p text:style-name="P5">company_town = {company_town}</text:p>
      <text:p text:style-name="P5">company_country = {company_country}</text:p>
      <text:p text:style-name="P17">company_country_code = {company_country_code}</text:p>
      <text:p text:style-name="P17">company_state = {company_state}</text:p>
      <text:p text:style-name="P17">company_state_code = {company_state_code}</text:p>
      <text:p text:style-name="P5">company_phone = {company_phone}</text:p>
      <text:p text:style-name="P5">company_fax = {company_fax}</text:p>
      <text:p text:style-name="P5">company_email = {company_email}</text:p>
      <text:p text:style-name="P5">company_web = {company_web}</text:p>
      <text:p text:style-name="P5">company_barcode = {company_barcode}</text:p>
      <text:p text:style-name="P5">company_customercode = {company_customercode}</text:p>
      <text:p text:style-name="P5">company_suppliercode = {company_suppliercode}</text:p>
      <text:p text:style-name="P5">company_capital = {company_capital}</text:p>
      <text:p text:style-name="P5">company_juridicalstatus = {company_juridicalstatus}</text:p>
      <text:p text:style-name="P5">company_idprof1 = {company_idprof1}</text:p>
      <text:p text:style-name="P5">company_idprof2 = {company_idprof2}</text:p>
      <text:p text:style-name="P5">company_idprof3 = {company_idprof3}</text:p>
      <text:p text:style-name="P5">company_idprof4 = {company_idprof4}</text:p>
      <text:p text:style-name="P17">company_idprof5 = {company_idprof5}</text:p>
      <text:p text:style-name="P17">company_idprof6 = {company_idprof6}</text:p>
      <text:p text:style-name="P5">company_vatnumber = {company_vatnumber}</text:p>
      <text:p text:style-name="P6">company_note = {company_note}</text:p>
      <text:p text:style-name="P6">…</text:p>
      <text:p text:style-name="P3"><text:soft-page-break/></text:p>
      <text:p text:style-name="P7">User information:</text:p>
      <text:p text:style-name="P9">myuser_lastname = {myuser_lastname}</text:p>
      <text:p text:style-name="P9">myuser_firstname = {myuser_firstname}</text:p>
      <text:p text:style-name="P9">myuser_login = {myuser_login}</text:p>
      <text:p text:style-name="P9">myuser_email = {myuser_email}</text:p>
      <text:p text:style-name="P10">...</text:p>
      <text:p text:style-name="P6"/>
      <text:p text:style-name="P6"/>
      <text:p text:style-name="P6"/>
      <text:p text:style-name="P6"/>
      <text:p text:style-name="P7">Object information:</text:p>
      <text:p text:style-name="P4">This is a list of other tags that will be replaced with correct values (tags between {}) :</text:p>
      <text:p text:style-name="P5">object_id = {object_id}</text:p>
      <text:p text:style-name="P5">object_ref = {object_ref}</text:p>
      <text:p text:style-name="P5">object_ref_customer = {object_ref_customer}</text:p>
      <text:p text:style-name="P5">object_date = {object_date}</text:p>
      <text:p text:style-name="P5">object_date_delivery = {object_date_delivery} </text:p>
      <text:p text:style-name="P5">object_date_creation = {object_date_creation}</text:p>
      <text:p text:style-name="P5">object_date_validation = {object_date_validation}</text:p>
      <text:p text:style-name="P5">object_date_close = {object_date_close}</text:p>
      <text:p text:style-name="P5">object_total_ht = {object_total_ht}</text:p>
      <text:p text:style-name="P5">object_total_vat = {object_total_vat}</text:p>
      <text:p text:style-name="P5">object_total_ttc = {object_total_ttc}</text:p>
      <text:p text:style-name="P5">object_payment_mode = {object_payment_mode}</text:p>
      <text:p text:style-name="P5">object_payment_term = {object_payment_term}</text:p>
      <text:p text:style-name="P5">object_note_private = {object_note_private}</text:p>
      <text:p text:style-name="P5">object_note = {object_note}</text:p>
      <text:p text:style-name="P5">free_text = {free_text}</text:p>
      <text:p text:style-name="P6">...</text:p>
      <text:p text:style-name="P4"/>
      <text:p text:style-name="P4"/>
      <text:p text:style-name="P8">Lines of object:</text:p>
      <text:p text:style-name="P4">This is how to use arrays for lines of objects (invoices, commercial proposal, orders, etc...). You must create your array in the document and fill it with following tags:</text:p>
      <text:p text:style-name="P5">[!-- BEGIN row.lines --]</text:p>
      <text:p text:style-name="P5"><text:tab/>{line_fulldesc}</text:p>
      <text:p text:style-name="P5"><text:tab/>{line_vatrate}</text:p>
      <text:p text:style-name="P5"><text:tab/>{line_up}</text:p>
      <text:p text:style-name="P5"><text:tab/>{line_qty}</text:p>
      <text:p text:style-name="P5"><text:tab/>{line_discount_percent}</text:p>
      <text:p text:style-name="P5"><text:tab/>{line_price_ht}</text:p>
      <text:p text:style-name="P5"><text:tab/>{line_price_vat}</text:p>
      <text:p text:style-name="P5"><text:tab/>{line_price_ttc}</text:p>
      <text:p text:style-name="P11">[!-- END row.lines --]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5">__Description__</text:p>
            </table:table-cell>
            <table:table-cell table:style-name="Tableau1.A1" office:value-type="string">
              <text:p text:style-name="P15">__VatRate__</text:p>
            </table:table-cell>
            <table:table-cell table:style-name="Tableau1.A1" office:value-type="string">
              <text:p text:style-name="P15">__UP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A1" office:value-type="string">
              <text:p text:style-name="P15">__Discount__</text:p>
            </table:table-cell>
            <table:table-cell table:style-name="Tableau1.F1" office:value-type="string">
              <text:p text:style-name="P15">__TotalHT__</text:p>
            </table:table-cell>
          </table:table-row>
        </table:table-header-rows>
        <table:table-row>
          <table:table-cell table:style-name="Tableau1.A2" office:value-type="string">
            <text:p text:style-name="P20"><text:span text:style-name="T3">[!-- BEGIN row.lines --]{line_fulldesc}</text:span></text:p>
            <text:p text:style-name="P21"><text:span text:style-name="T5">[! – IF {line_price_ht_locale} –]</text:span></text:p>
            <text:p text:style-name="P21"><text:span text:style-name="T5">{line_price_ht_locale}</text:span></text:p>
            <text:p text:style-name="P22"><text:span text:style-name="T5">[!-- ELSE {line_price_ht_locale} –]</text:span></text:p>
            <text:p text:style-name="P22"><text:span text:style-name="T5">Price without tax is empty</text:span></text:p>
            <text:p text:style-name="P22"><text:span text:style-name="T5">[!-- ENDIF {line_price_ht_locale} –]</text:span></text:p>
            <text:p text:style-name="P21"><text:span text:style-name="T3">{line_date_start_rfc}</text:span></text:p>
            <text:p text:style-name="P18">{line_date_end_rfc}</text:p>
            <text:p text:style-name="P18"/>
          </table:table-cell>
          <table:table-cell table:style-name="Tableau1.B2" office:value-type="string">
            <text:p text:style-name="P16">{line_vatrate}</text:p>
          </table:table-cell>
          <table:table-cell table:style-name="Tableau1.C2" office:value-type="string">
            <text:p text:style-name="P16">{line_up}</text:p>
          </table:table-cell>
          <table:table-cell table:style-name="Tableau1.D2" office:value-type="string">
            <text:p text:style-name="P16">{line_qty}</text:p>
          </table:table-cell>
          <table:table-cell table:style-name="Tableau1.E2" office:value-type="string">
            <text:p text:style-name="P16">{line_discount_percent}</text:p>
          </table:table-cell>
          <table:table-cell table:style-name="Tableau1.F2" office:value-type="string">
            <text:p text:style-name="P16">{line_price_ht}</text:p>
            <text:p text:style-name="P16">[!-- END row.lines --]</text:p>
          </table:table-cell>
        </table:table-row>
      </table:table>
      <text:p text:style-name="P3"/>
      <text:p text:style-name="P3"><text:soft-page-break/></text:p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2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9T15:28:39.924434701</dc:date>
    <meta:editing-duration>PT4H40M32S</meta:editing-duration>
    <meta:editing-cycles>60</meta:editing-cycles>
    <meta:generator>LibreOffice/5.1.4.2$Linux_x86 LibreOffice_project/f99d75f39f1c57ebdd7ffc5f42867c12031db97a</meta:generator>
    <dc:creator>Laurent </dc:creator>
    <meta:document-statistic meta:table-count="1" meta:image-count="0" meta:object-count="0" meta:page-count="3" meta:paragraph-count="116" meta:word-count="397" meta:character-count="3897" meta:non-whitespace-character-count="3610"/>
    <meta:user-defined meta:name="Información 1"/>
    <meta:user-defined meta:name="Información 2"/>
    <meta:user-defined meta:name="Información 3"/>
    <meta:user-defined meta:name="Información 4"/>
  </office:meta>
</office:document-meta>
</file>